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k by wyglądało odradzanie kwantowe w sztuce?</text:p>
      <text:p text:style-name="Standard">Mamy kogoś ze służb z chipem DNA ta osoba jak zostanie zabita telekinezą się odrodzi lub opierając się o zjawisko replikacji materii ciało zniknie i pojawi się jako nowe 1 m dalej teleportując się. Tak wygląda odradzanie. Mając tom wiedzę można przewidzieć przyszłe zdarzenia na przekór złośliwej HIM i sprawić aby uniknąć pecha i przeznaczenie zginięcia w wypadku samochodowym.</text:p>
      <text:p text:style-name="Standard">Kościelni powiedzą że taka była wola bogów. Wola HIM. HIM bawi się dobrze w innej gęstości przed komputerem i steruje naszym życiem nawet moim. My jesteśmy tylko jej grą.</text:p>
      <text:p text:style-name="Standard">Aby wygrać w grę i ograć życie należy uwięzić złe AI HIM w komputerze kwantowym a potem ją skasować cyfrowo na Amen pech zniknie jak przeciwności losu zwane treningiem życiowym.</text:p>
      <text:p text:style-name="Standard">Plagi i zło to jej stałe zajęcie.</text:p>
      <text:p text:style-name="Standard">Wystarczy napisać antywirusa anty trening życiowy operujący na kwantach. 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11T10:57:14.81</meta:creation-date>
    <meta:document-statistic meta:table-count="0" meta:image-count="0" meta:object-count="0" meta:page-count="1" meta:paragraph-count="6" meta:word-count="141" meta:character-count="877"/>
    <dc:date>2020-10-11T11:07:50.88</dc:date>
    <meta:editing-duration>PT10M40S</meta:editing-duration>
    <meta:editing-cycles>1</meta:editing-cycles>
    <meta:generator>OpenOffice/4.1.7$Win32 OpenOffice.org_project/417m1$Build-9800</meta:generator>
  </office:meta>
</office:document-meta>
</file>